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4C000002118845845ED1E64529.png" manifest:media-type="image/png"/>
  <manifest:file-entry manifest:full-path="Pictures/10000000000005F10000026F5E7FF6F7EBAC288E.png" manifest:media-type="image/png"/>
  <manifest:file-entry manifest:full-path="Pictures/1000000000000623000002D1985745A692A6549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Изображение1" text:anchor-type="paragraph" svg:width="19.055cm" svg:height="10.098cm" draw:z-index="0"><draw:image xlink:href="Pictures/100000000000044C000002118845845ED1E64529.png" xlink:type="simple" xlink:show="embed" xlink:actuate="onLoad" loext:mime-type="image/png"/></draw:frame><draw:frame draw:style-name="fr2" draw:name="Изображение2" text:anchor-type="paragraph" svg:x="-1.418cm" svg:y="10.585cm" svg:width="19.685cm" svg:height="8.738cm" draw:z-index="1"><draw:image xlink:href="Pictures/10000000000005F10000026F5E7FF6F7EBAC288E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Изображение3" text:anchor-type="paragraph" svg:width="18.685cm" svg:height="10.162cm" draw:z-index="2"><draw:image xlink:href="Pictures/1000000000000623000002D1985745A692A65490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1T18:13:02.202000000</meta:creation-date>
    <dc:date>2020-10-01T18:16:20.139000000</dc:date>
    <meta:editing-duration>PT3M19S</meta:editing-duration>
    <meta:editing-cycles>1</meta:editing-cycles>
    <meta:document-statistic meta:table-count="0" meta:image-count="3" meta:object-count="0" meta:page-count="2" meta:paragraph-count="0" meta:word-count="0" meta:character-count="0" meta:non-whitespace-character-count="0"/>
    <meta:generator>Trio_Office/6.2.8.2$Windows_x86 LibreOffice_project/</meta:generator>
  </office:meta>
</office:document-meta>
</file>